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e39" officeooo:paragraph-rsid="001898b7"/>
    </style:style>
    <style:style style:name="P2" style:family="paragraph" style:parent-style-name="Standard">
      <style:text-properties officeooo:rsid="001898b7" officeooo:paragraph-rsid="00189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shika</text:p>
      <text:p text:style-name="P1">This is example fil ............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30:09.962187302</meta:creation-date>
    <meta:generator>LibreOffice/7.3.7.2$Linux_X86_64 LibreOffice_project/30$Build-2</meta:generator>
    <dc:date>2023-01-23T12:19:10.242859406</dc:date>
    <meta:editing-duration>PT2H20M3S</meta:editing-duration>
    <meta:editing-cycles>15</meta:editing-cycles>
    <meta:document-statistic meta:table-count="0" meta:image-count="0" meta:object-count="0" meta:page-count="1" meta:paragraph-count="2" meta:word-count="6" meta:character-count="43" meta:non-whitespace-character-count="39"/>
  </office:meta>
</office:document-meta>
</file>